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Range.VersionRange( Version low , boolean isLowInclusive , Version high , boolean isHighInclu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Range.parse( String r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sionRange.isHighInclu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ersionRange.isLowInclu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.getHi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.get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.isInRange( Version ver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